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cd2" officeooo:paragraph-rsid="001cbcd2"/>
    </style:style>
    <style:style style:name="P2" style:family="paragraph" style:parent-style-name="Standard" style:list-style-name="L1"/>
    <style:style style:name="P3" style:family="paragraph" style:parent-style-name="Standard">
      <style:text-properties officeooo:rsid="001cbcd2" officeooo:paragraph-rsid="001cbcd2"/>
    </style:style>
    <style:style style:name="P4" style:family="paragraph" style:parent-style-name="Standard">
      <style:text-properties officeooo:rsid="001e9a98" officeooo:paragraph-rsid="001e9a98"/>
    </style:style>
    <style:style style:name="P5" style:family="paragraph" style:parent-style-name="Standard">
      <style:text-properties officeooo:rsid="001e9a98" officeooo:paragraph-rsid="001f4961"/>
    </style:style>
    <style:style style:name="P6" style:family="paragraph">
      <style:paragraph-properties fo:margin-left="0in" fo:margin-right="0in" fo:margin-top="0in" fo:margin-bottom="0in" fo:line-height="100%" fo:text-align="center" fo:text-indent="0in"/>
    </style:style>
    <style:style style:name="P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f8d5"/>
    </style:style>
    <style:style style:name="T2" style:family="text">
      <style:text-properties officeooo:rsid="001f0783"/>
    </style:style>
    <style:style style:name="T3" style:family="text">
      <style:text-properties fo:font-style="italic" officeooo:rsid="001f0783" style:font-style-asian="italic" style:font-style-complex="italic"/>
    </style:style>
    <style:style style:name="T4" style:family="text">
      <style:text-properties fo:font-style="italic" officeooo:rsid="001f4961" style:font-style-asian="italic" style:font-style-complex="italic"/>
    </style:style>
    <style:style style:name="T5" style:family="text">
      <style:text-properties fo:font-style="normal" officeooo:rsid="001f0783" style:font-style-asian="normal" style:font-style-complex="normal"/>
    </style:style>
    <style:style style:name="T6" style:family="text">
      <style:text-properties fo:font-style="normal" officeooo:rsid="001f4961" style:font-style-asian="normal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3984in" fo:min-width="0.3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89484150" text:style-name="L1">
        <text:list-item>
          <text:p text:style-name="P2"><draw:frame draw:style-name="fr1" draw:name="Object1" text:anchor-type="as-char" svg:y="-1.0028in" svg:width="3.7591in" svg:height="1.9465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"><text:s text:c="2"/></text:p>
        </text:list-item>
      </text:list>
      <text:p text:style-name="Standard"><draw:g text:anchor-type="paragraph" draw:z-index="1" draw:name="Shape1" draw:style-name="gr1"><draw:custom-shape draw:style-name="gr2" draw:text-style-name="P7" xml:id="id1" draw:id="id1" svg:width="0.9004in" svg:height="0.9004in" svg:x="1.3626in" svg:y="1.8673in"><text:p text:style-name="P6"><text:span text:style-name="T7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" xml:id="id2" draw:id="id2" svg:width="0.9004in" svg:height="0.9004in" svg:x="3.0126in" svg:y="1.8673in"><text:p text:style-name="P6"><text:span text:style-name="T7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8" svg:x1="0.4622in" svg:y1="2.3169in" svg:x2="1.3622in" svg:y2="2.3169in"><text:p/></draw:line><draw:connector draw:style-name="gr5" draw:text-style-name="P8" draw:type="curve" svg:x1="1.8126in" svg:y1="2.7673in" svg:x2="3.4626in" svg:y2="2.7673in" draw:start-shape="id1" draw:start-glue-point="8" draw:end-shape="id2" draw:end-glue-point="8" svg:d="M4604 7029c0 1018 4191 1018 4191 0" svg:viewBox="0 0 4193 766"><text:p text:style-name="P6"><text:span text:style-name="T7">0, 1</text:span></text:p></draw:connector><draw:custom-shape draw:style-name="gr3" draw:text-style-name="P7" xml:id="id3" draw:id="id3" svg:width="0.9004in" svg:height="0.9004in" svg:x="2.5126in" svg:y="0.0173in"><text:p text:style-name="P6"><text:span text:style-name="T7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8" draw:type="curve" svg:x1="3.9126in" svg:y1="2.3173in" svg:x2="3.4126in" svg:y2="0.4673in" draw:start-shape="id2" draw:start-glue-point="10" draw:end-shape="id3" draw:end-glue-point="10" svg:d="M9938 5886c753 0 1388-4699-1270-4699" svg:viewBox="0 0 1928 4701"><text:p text:style-name="P6"><text:span text:style-name="T7">0, 1</text:span></text:p></draw:connector><draw:connector draw:style-name="gr5" draw:text-style-name="P8" draw:type="curve" svg:x1="2.5126in" svg:y1="0.4673in" svg:x2="1.8126in" svg:y2="1.8673in" draw:start-shape="id3" draw:start-glue-point="6" draw:end-shape="id1" draw:end-glue-point="4" svg:d="M6382 1187c-1186 0-1778 1185-1778 3556" svg:viewBox="0 0 1780 3558"><text:p text:style-name="P6"><text:span text:style-name="T7">0, 1</text:span></text:p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</text:p>
      <text:p text:style-name="P1"><draw:g text:anchor-type="paragraph" draw:z-index="2" draw:name="Shape2" draw:style-name="gr1"><draw:custom-shape draw:style-name="gr2" draw:text-style-name="P7" xml:id="id6" draw:id="id6" svg:width="0.9004in" svg:height="0.9004in" svg:x="3.5252in" svg:y="0.7709in"><text:p text:style-name="P6"><text:span text:style-name="T7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" xml:id="id4" draw:id="id4" svg:width="0.9004in" svg:height="0.9004in" svg:x="1.5252in" svg:y="0.7709in"><text:p text:style-name="P6"><text:span text:style-name="T7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8" svg:x1="0.6248in" svg:y1="1.1713in" svg:x2="1.5248in" svg:y2="1.1713in"><text:p/></draw:line><draw:custom-shape draw:style-name="gr3" draw:text-style-name="P7" xml:id="id5" draw:id="id5" svg:width="0.9004in" svg:height="0.9004in" svg:x="2.5252in" svg:y="2.5209in"><text:p text:style-name="P6"><text:span text:style-name="T7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8" draw:type="curve" svg:x1="1.9752in" svg:y1="1.6709in" svg:x2="2.5252in" svg:y2="2.9709in" draw:start-shape="id4" draw:start-glue-point="8" draw:end-shape="id5" draw:end-glue-point="6" svg:d="M5017 4244c0 2201 465 3302 1397 3302" svg:viewBox="0 0 1399 3304"><text:p text:style-name="P6"><text:span text:style-name="T7">1</text:span></text:p></draw:connector><draw:connector draw:style-name="gr5" draw:text-style-name="P8" draw:type="curve" svg:x1="3.4252in" svg:y1="2.9709in" svg:x2="3.9752in" svg:y2="1.6709in" draw:start-shape="id5" draw:start-glue-point="10" draw:end-shape="id6" draw:end-glue-point="8" svg:d="M8700 7546c931 0 1397-1101 1397-3302" svg:viewBox="0 0 1399 3304"><text:p text:style-name="P6"><text:span text:style-name="T7">0</text:span></text:p></draw:connector><draw:connector draw:style-name="gr5" draw:text-style-name="P8" draw:type="curve" draw:line-skew="-0.2421in" svg:x1="2.2937in" svg:y1="0.9016in" svg:x2="1.6563in" svg:y2="0.9016in" draw:start-shape="id4" draw:start-glue-point="11" draw:end-shape="id4" draw:end-glue-point="5" svg:d="M5826 2290c0-2175-1619-2175-1619 0" svg:viewBox="0 0 1621 1633"><text:p text:style-name="P6"><text:span text:style-name="T7">0</text:span></text:p></draw:connector><draw:connector draw:style-name="gr5" draw:text-style-name="P8" draw:type="curve" draw:line-skew="0.3689in" svg:x1="2.6563in" svg:y1="3.2894in" svg:x2="3.2937in" svg:y2="3.2894in" draw:start-shape="id5" draw:start-glue-point="7" draw:end-shape="id5" draw:end-glue-point="9" svg:d="M6747 8355c0 2658 1619 2658 1619 0" svg:viewBox="0 0 1621 1995"><text:p text:style-name="P6"><text:span text:style-name="T7">1</text:span></text:p></draw:connector><draw:connector draw:style-name="gr5" draw:text-style-name="P8" draw:type="curve" draw:line-skew="-0.3331in" svg:x1="4.2937in" svg:y1="0.902in" svg:x2="3.6563in" svg:y2="0.902in" draw:start-shape="id6" draw:start-glue-point="11" draw:end-shape="id6" draw:end-glue-point="5" svg:d="M10906 2291c0-2788-1619-2788-1619 0" svg:viewBox="0 0 1621 2094"><text:p text:style-name="P6"><text:span text:style-name="T7">0, 1</text:span></text:p></draw:connector></draw:g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4.<text:tab/><text:tab/></text:p>
      <text:p text:style-name="P5"><text:tab/><text:span text:style-name="T2">{</text:span><text:span text:style-name="T3">w :</text:span><text:span text:style-name="T5"> </text:span><text:span text:style-name="T3"><text:s/>w </text:span><text:span text:style-name="T6">starts with sequence 10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 Lambre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16T14:25:11.716572470</dc:date>
    <meta:editing-duration>PT28M56S</meta:editing-duration>
    <meta:editing-cycles>6</meta:editing-cycles>
    <meta:generator>LibreOffice/6.0.7.3$Linux_X86_64 LibreOffice_project/00m0$Build-3</meta:generator>
    <meta:document-statistic meta:table-count="0" meta:image-count="0" meta:object-count="1" meta:page-count="2" meta:paragraph-count="9" meta:word-count="17" meta:character-count="95" meta:non-whitespace-character-count="7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Claim: For set S = {</mtext>
            <mfrac>
              <mi>c</mi>
              <mi>d</mi>
            </mfrac>
            <mi mathvariant="normal">:</mi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  <mi>,</mi>
            <mrow>
              <mi>d</mi>
              <mo stretchy="false">∈</mo>
              <mi mathvariant="normal">ℚ</mi>
            </mrow>
            <mi>,</mi>
            <mrow>
              <mi>d</mi>
              <mo stretchy="false">≠</mo>
              <mn>0</mn>
            </mrow>
            <mtext>}, </mtext>
            <mrow>
              <mi>S</mi>
              <mo stretchy="false">=</mo>
              <mi mathvariant="normal">ℚ</mi>
            </mrow>
          </mrow>
        </mtd>
      </mtr>
      <mtr>
        <mtd>
          <mrow>
            <mtext>Proof: Need to show </mtext>
            <mo stretchy="false">∀</mo>
            <mrow>
              <mi>s</mi>
              <mo stretchy="false">∈</mo>
              <mi>S</mi>
            </mrow>
            <mi>,</mi>
            <mrow>
              <mi>s</mi>
              <mo stretchy="false">∈</mo>
              <mi mathvariant="normal">ℚ</mi>
            </mrow>
          </mrow>
        </mtd>
      </mtr>
      <mtr>
        <mtd>
          <mrow>
            <mi mathvariant="italic">Let</mi>
            <mrow>
              <mi>s</mi>
              <mo stretchy="false">∈</mo>
              <mi>S</mi>
            </mrow>
            <mo stretchy="false">⇒</mo>
            <mrow>
              <mi>s</mi>
              <mo stretchy="false">=</mo>
              <mrow>
                <mfrac>
                  <mi>c</mi>
                  <mi>d</mi>
                </mfrac>
                <mi mathvariant="italic">for</mi>
                <mrow>
                  <mi>c</mi>
                  <mo stretchy="false">∈</mo>
                  <mrow>
                    <mi mathvariant="normal">ℕ</mi>
                    <mo stretchy="false">∪</mo>
                    <mtext>{0}</mtext>
                  </mrow>
                </mrow>
                <mi>,</mi>
                <mrow>
                  <mi>d</mi>
                  <mo stretchy="false">∈</mo>
                  <mi mathvariant="normal">ℚ</mi>
                </mrow>
                <mi>,</mi>
                <mrow>
                  <mi>d</mi>
                  <mo stretchy="false">≠</mo>
                  <mn>0</mn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>s</mi>
            <mo stretchy="false">∈</mo>
            <mi mathvariant="normal">ℚ</mi>
          </mrow>
        </mtd>
      </mtr>
      <mtr>
        <mtd>
          <mrow>
            <mtext>∴</mtext>
            <mrow>
              <mi>S</mi>
              <mo stretchy="false">=</mo>
              <mi mathvariant="normal">ℚ</mi>
            </mrow>
          </mrow>
        </mtd>
      </mtr>
    </mtable>
    <annotation encoding="StarMath 5.0">"Claim: For set S = {" {c} over {d} : c in setN union "{0}", d in setQ,
d &lt;&gt; 0 "}, "S = setQ
newline
"Proof: Need to show " forall s in S, s in setQ
newline
Let s in S drarrow s = {{c} over {d} for c in setN union "{0}", d in setQ,
d &lt;&gt; 0 }
newline
newline
newline
newline
s in setQ
newline
"∴" S = setQ</annotation>
  </semantics>
</math>
</file>